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703BC6E439538DBB87.png" manifest:media-type="image/png"/>
  <manifest:file-entry manifest:full-path="Pictures/10000201000004120000025A9C001EA0B8205A9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8.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5" style:family="graphic" style:parent-style-name="objectwithoutfill">
      <style:graphic-properties svg:stroke-width="0.1cm" svg:stroke-color="#ed1c24" draw:marker-start-width="0.5cm" draw:marker-end-width="0.5cm" draw:fill="none" draw:fill-color="#ed1c24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8.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</style:style>
    <style:style style:name="gr11" style:family="graphic" style:parent-style-name="objectwithoutfill">
      <style:graphic-properties svg:stroke-color="#0066b3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72bf44" draw:marker-end="Arrow" draw:marker-end-width="0.3cm" draw:fill="none" draw:textarea-vertical-align="middle"/>
    </style:style>
    <style:style style:name="gr13" style:family="graphic" style:parent-style-name="objectwithoutfill">
      <style:graphic-properties draw:stroke="dash" draw:stroke-dash="_32__20_Dots_20_1_20_Dash" svg:stroke-color="#000000" draw:fill="none" draw:textarea-vertical-align="middle"/>
    </style:style>
    <style:style style:name="gr14" style:family="graphic" style:parent-style-name="standard">
      <style:graphic-properties draw:stroke="dash" draw:stroke-dash="Fine_20_Dashed" svg:stroke-color="#000000" draw:fill="hatch" draw:fill-color="#000000" draw:fill-hatch-name="Black_20_45_20_Degrees" draw:fill-hatch-solid="false" draw:textarea-horizontal-align="justify" draw:textarea-vertical-align="middle" draw:auto-grow-height="false" fo:min-height="0.15cm" fo:min-width="1.7cm"/>
    </style:style>
    <style:style style:name="gr15" style:family="graphic" style:parent-style-name="standard">
      <style:graphic-properties draw:stroke="none" draw:fill="none" fo:min-height="1.027cm"/>
    </style:style>
    <style:style style:name="gr16" style:family="graphic" style:parent-style-name="objectwithoutfill">
      <style:graphic-properties svg:stroke-color="#f58220" draw:fill="none" draw:textarea-vertical-align="middle"/>
    </style:style>
    <style:style style:name="gr17" style:family="graphic" style:parent-style-name="objectwithoutfill">
      <style:graphic-properties svg:stroke-color="#f58220" draw:marker-end="Arrow" draw:marker-end-width="0.3cm" draw:fill="none" draw:textarea-vertical-align="middle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5.3cm"/>
    </style:style>
    <style:style style:name="gr19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10.2cm"/>
    </style:style>
    <style:style style:name="gr20" style:family="graphic" style:parent-style-name="standard">
      <style:graphic-properties svg:stroke-color="#000000" draw:fill-color="#000000" draw:textarea-horizontal-align="justify" draw:textarea-vertical-align="middle" draw:auto-grow-height="false" fo:min-height="0.029cm" fo:min-width="4.86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6cm" fo:min-width="0cm"/>
    </style:style>
    <style:style style:name="gr22" style:family="graphic" style:parent-style-name="standard">
      <style:graphic-properties svg:stroke-color="#000000" draw:fill-color="#000000" draw:textarea-horizontal-align="justify" draw:textarea-vertical-align="middle" draw:auto-grow-height="false" fo:min-height="0.029cm" fo:min-width="4.238cm"/>
    </style:style>
    <style:style style:name="gr23" style:family="graphic" style:parent-style-name="standard">
      <style:graphic-properties svg:stroke-color="#000000" draw:fill-color="#000000" draw:textarea-horizontal-align="justify" draw:textarea-vertical-align="middle" draw:auto-grow-height="false" fo:min-height="0.029cm" fo:min-width="3.86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4cm" fo:min-width="1.60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3cm" fo:min-width="1.631cm"/>
    </style:style>
    <style:style style:name="gr26" style:family="graphic" style:parent-style-name="standard">
      <style:graphic-properties svg:stroke-color="#000000" draw:fill-color="#000000" draw:textarea-horizontal-align="justify" draw:textarea-vertical-align="middle" draw:auto-grow-height="false" fo:min-height="0.029cm" fo:min-width="3.8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4cm" fo:min-width="1.656cm"/>
    </style:style>
    <style:style style:name="gr28" style:family="graphic" style:parent-style-name="standard">
      <style:graphic-properties svg:stroke-color="#ed1c24" draw:fill-color="#ed1c24" draw:textarea-horizontal-align="justify" draw:textarea-vertical-align="middle" draw:auto-grow-height="false" fo:min-height="0.095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4cm" fo:min-width="2.193cm"/>
    </style:style>
    <style:style style:name="gr30" style:family="graphic" style:parent-style-name="standard">
      <style:graphic-properties svg:stroke-color="#ed1c24" draw:fill-color="#ed1c24" draw:textarea-vertical-align="middle" draw:auto-grow-height="false" fo:min-height="0.308cm" fo:min-width="0.092cm"/>
    </style:style>
    <style:style style:name="gr31" style:family="graphic" style:parent-style-name="standard">
      <style:graphic-properties svg:stroke-color="#ed1c24" draw:fill-color="#ed1c24" draw:textarea-vertical-align="middle" draw:auto-grow-height="false" fo:min-height="0.307cm" fo:min-width="0.092cm"/>
    </style:style>
    <style:style style:name="gr32" style:family="graphic" style:parent-style-name="standard">
      <style:graphic-properties draw:stroke="dash" draw:stroke-dash="Fine_20_Dashed" svg:stroke-color="#000000" draw:fill="hatch" draw:fill-color="#000000" draw:fill-hatch-name="Black_20_45_20_Degrees" draw:fill-hatch-solid="false" draw:textarea-horizontal-align="justify" draw:textarea-vertical-align="middle" draw:auto-grow-height="false" fo:min-height="0.041cm" fo:min-width="1.179cm"/>
    </style:style>
    <style:style style:name="gr33" style:family="graphic" style:parent-style-name="standard">
      <style:graphic-properties svg:stroke-color="#000000" draw:fill-color="#000000" draw:textarea-horizontal-align="justify" draw:textarea-vertical-align="middle" draw:auto-grow-height="false" fo:min-height="0.029cm" fo:min-width="6.39cm"/>
    </style:style>
    <style:style style:name="gr34" style:family="graphic" style:parent-style-name="objectwithoutfill">
      <style:graphic-properties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000000" draw:textarea-horizontal-align="left" draw:auto-grow-height="true" draw:auto-grow-width="false" fo:min-height="1.423cm" fo:min-width="0cm"/>
    </style:style>
    <style:style style:name="gr36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712cm" fo:min-width="2.254cm"/>
    </style:style>
    <style:style style:name="gr37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712cm" fo:min-width="2.292cm"/>
    </style:style>
    <style:style style:name="gr38" style:family="graphic" style:parent-style-name="standard">
      <style:graphic-properties draw:stroke="none" svg:stroke-color="#ed1c24" draw:fill="none" draw:fill-color="#ed1c24" draw:textarea-horizontal-align="left" draw:auto-grow-height="true" draw:auto-grow-width="true" fo:min-height="0.712cm" fo:min-width="2.254cm"/>
    </style:style>
    <style:style style:name="gr3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.734cm, 2.106cm, 4.431cm)" draw:image-opacity="100%" style:mirror="non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ed1c24"/>
      <style:paragraph-properties fo:text-align="center"/>
    </style:style>
    <style:style style:name="P6" style:family="paragraph">
      <loext:graphic-properties draw:fill="hatch" draw:fill-color="#000000" draw:fill-hatch-name="Black_20_45_20_Degrees" draw:fill-hatch-solid="false"/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-color="#ed1c24"/>
      <style:paragraph-properties fo:text-align="center"/>
    </style:style>
    <style:style style:name="P9" style:family="paragraph">
      <loext:graphic-properties draw:fill="none" draw:fill-color="#000000"/>
    </style:style>
    <style:style style:name="P10" style:family="paragraph">
      <style:text-properties fo:font-size="26pt" style:font-size-asian="32pt" style:font-size-complex="32pt"/>
    </style:style>
    <style:style style:name="P11" style:family="paragraph">
      <loext:graphic-properties draw:fill="none" draw:fill-color="#ed1c24"/>
    </style:style>
    <style:style style:name="T1" style:family="text">
      <style:text-properties fo:font-size="26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5.528cm" presentation:class="title" presentation:user-transformed="true">
          <draw:text-box>
            <text:p>Juicer statistic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2" draw:text-style-name="P2" draw:layer="layout" svg:width="27cm" svg:height="15.599cm" svg:x="0.5cm" svg:y="0.051cm">
          <draw:image xlink:href="Pictures/10000201000004120000025A9C001EA0B8205A9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3" draw:text-style-name="P3" draw:layer="layout" svg:width="8.7cm" svg:height="0.4cm" svg:x="4.5cm" svg:y="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8cm" svg:height="1.2cm" svg:x="0cm" svg:y="3.6cm">
          <draw:text-box>
            <text:p>Hi-C Molecule</text:p>
          </draw:text-box>
        </draw:frame>
        <draw:line draw:style-name="gr5" draw:text-style-name="P5" draw:layer="layout" svg:x1="12.6cm" svg:y1="5cm" svg:x2="13.9cm" svg:y2="3.2cm">
          <text:p/>
        </draw:line>
        <draw:frame draw:style-name="gr6" draw:text-style-name="P4" draw:layer="layout" svg:width="5.074cm" svg:height="0.962cm" svg:x="12.226cm" svg:y="2.2cm">
          <draw:text-box>
            <text:p>Ligation junction</text:p>
          </draw:text-box>
        </draw:frame>
        <draw:frame draw:style-name="gr7" draw:text-style-name="P4" draw:layer="layout" svg:width="5cm" svg:height="1.673cm" svg:x="0.2cm" svg:y="11.327cm">
          <draw:text-box>
            <text:p>Position of Mapped Reads</text:p>
          </draw:text-box>
        </draw:frame>
        <draw:custom-shape draw:style-name="gr8" draw:text-style-name="P3" draw:layer="layout" svg:width="9.4cm" svg:height="0.4cm" svg:x="4cm" svg:y="11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9.4cm" svg:height="0.4cm" svg:x="14.3cm" svg:y="11.6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2.754cm" svg:height="0.962cm" svg:x="7cm" svg:y="12.238cm">
          <draw:text-box>
            <text:p>Locus A</text:p>
          </draw:text-box>
        </draw:frame>
        <draw:frame draw:style-name="gr10" draw:text-style-name="P4" draw:layer="layout" svg:width="2.792cm" svg:height="0.962cm" svg:x="18.2cm" svg:y="12.2cm">
          <draw:text-box>
            <text:p>Locus B</text:p>
          </draw:text-box>
        </draw:frame>
        <draw:line draw:style-name="gr11" draw:text-style-name="P2" draw:layer="layout" svg:x1="6.2cm" svg:y1="5.2cm" svg:x2="11.6cm" svg:y2="5.2cm">
          <text:p/>
        </draw:line>
        <draw:line draw:style-name="gr11" draw:text-style-name="P2" draw:layer="layout" svg:x1="5.2cm" svg:y1="11.1cm" svg:x2="10.6cm" svg:y2="11.1cm">
          <text:p/>
        </draw:line>
        <draw:line draw:style-name="gr12" draw:text-style-name="P2" draw:layer="layout" svg:x1="22.5cm" svg:y1="5.2cm" svg:x2="17.1cm" svg:y2="5.2cm">
          <text:p/>
        </draw:line>
        <draw:line draw:style-name="gr12" draw:text-style-name="P2" draw:layer="layout" svg:x1="23.101cm" svg:y1="11.2cm" svg:x2="17.701cm" svg:y2="11.2cm">
          <text:p/>
        </draw:line>
        <draw:line draw:style-name="gr13" draw:text-style-name="P2" draw:layer="layout" svg:x1="6.2cm" svg:y1="5.2cm" svg:x2="5.2cm" svg:y2="11.1cm">
          <text:p/>
        </draw:line>
        <draw:line draw:style-name="gr13" draw:text-style-name="P2" draw:layer="layout" svg:x1="11.5cm" svg:y1="5.2cm" svg:x2="10.6cm" svg:y2="11.1cm">
          <text:p/>
        </draw:line>
        <draw:line draw:style-name="gr13" draw:text-style-name="P2" draw:layer="layout" svg:x1="17.2cm" svg:y1="5.2cm" svg:x2="17.701cm" svg:y2="11.2cm">
          <text:p/>
        </draw:line>
        <draw:line draw:style-name="gr13" draw:text-style-name="P2" draw:layer="layout" svg:x1="22.7cm" svg:y1="5.2cm" svg:x2="23.101cm" svg:y2="11.2cm">
          <text:p/>
        </draw:line>
        <draw:custom-shape draw:style-name="gr3" draw:text-style-name="P3" draw:layer="layout" svg:width="8.7cm" svg:height="0.4cm" svg:x="15.4cm" svg:y="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2cm" svg:height="0.4cm" svg:x="13.2cm" svg:y="4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4.8cm" svg:y1="5cm" svg:x2="16.1cm" svg:y2="3.2cm">
          <text:p/>
        </draw:line>
        <draw:frame draw:style-name="gr15" draw:text-style-name="P7" draw:layer="layout" svg:width="12.36cm" svg:height="1.277cm" svg:x="-0.004cm" svg:y="0.015cm">
          <draw:text-box>
            <text:p><text:span text:style-name="T1">Normal </text:span><text:span text:style-name="T1">Paired 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4" draw:text-style-name="P4" draw:layer="layout" svg:width="4.8cm" svg:height="1.2cm" svg:x="0cm" svg:y="3.6cm">
          <draw:text-box>
            <text:p>Hi-C Molecule</text:p>
          </draw:text-box>
        </draw:frame>
        <draw:frame draw:style-name="gr7" draw:text-style-name="P4" draw:layer="layout" svg:width="5cm" svg:height="1.673cm" svg:x="0.2cm" svg:y="11.327cm">
          <draw:text-box>
            <text:p>Position of Mapped Reads</text:p>
          </draw:text-box>
        </draw:frame>
        <draw:custom-shape draw:style-name="gr8" draw:text-style-name="P3" draw:layer="layout" svg:width="9.4cm" svg:height="0.4cm" svg:x="4cm" svg:y="11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9.4cm" svg:height="0.4cm" svg:x="14.3cm" svg:y="11.6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2.754cm" svg:height="0.962cm" svg:x="7cm" svg:y="12.238cm">
          <draw:text-box>
            <text:p>Locus A</text:p>
          </draw:text-box>
        </draw:frame>
        <draw:frame draw:style-name="gr10" draw:text-style-name="P4" draw:layer="layout" svg:width="2.792cm" svg:height="0.962cm" svg:x="18.2cm" svg:y="12.2cm">
          <draw:text-box>
            <text:p>Locus B</text:p>
          </draw:text-box>
        </draw:frame>
        <draw:line draw:style-name="gr11" draw:text-style-name="P2" draw:layer="layout" svg:x1="12.5cm" svg:y1="5.2cm" svg:x2="14.9cm" svg:y2="5.2cm">
          <text:p/>
        </draw:line>
        <draw:line draw:style-name="gr11" draw:text-style-name="P2" draw:layer="layout" svg:x1="14.3cm" svg:y1="11.136cm" svg:x2="16.937cm" svg:y2="11.136cm">
          <text:p/>
        </draw:line>
        <draw:line draw:style-name="gr12" draw:text-style-name="P2" draw:layer="layout" svg:x1="23cm" svg:y1="5.2cm" svg:x2="17.6cm" svg:y2="5.2cm">
          <text:p/>
        </draw:line>
        <draw:line draw:style-name="gr12" draw:text-style-name="P2" draw:layer="layout" svg:x1="23.501cm" svg:y1="11.2cm" svg:x2="18.101cm" svg:y2="11.2cm">
          <text:p/>
        </draw:line>
        <draw:line draw:style-name="gr16" draw:text-style-name="P2" draw:layer="layout" svg:x1="7.8cm" svg:y1="5.2cm" svg:x2="10.4cm" svg:y2="5.2cm">
          <text:p/>
        </draw:line>
        <draw:line draw:style-name="gr17" draw:text-style-name="P2" draw:layer="layout" svg:x1="6.7cm" svg:y1="11.1cm" svg:x2="9.8cm" svg:y2="11.1cm">
          <text:p/>
        </draw:line>
        <draw:line draw:style-name="gr13" draw:text-style-name="P2" draw:layer="layout" svg:x1="7.8cm" svg:y1="5.2cm" svg:x2="6.7cm" svg:y2="11.1cm">
          <text:p/>
        </draw:line>
        <draw:line draw:style-name="gr13" draw:text-style-name="P2" draw:layer="layout" svg:x1="10.4cm" svg:y1="5.2cm" svg:x2="9.7cm" svg:y2="11.1cm">
          <text:p/>
        </draw:line>
        <draw:line draw:style-name="gr13" draw:text-style-name="P2" draw:layer="layout" svg:x1="12.5cm" svg:y1="5.2cm" svg:x2="14.3cm" svg:y2="11.136cm">
          <text:p/>
        </draw:line>
        <draw:line draw:style-name="gr13" draw:text-style-name="P2" draw:layer="layout" svg:x1="14.9cm" svg:y1="5.2cm" svg:x2="16.937cm" svg:y2="11.136cm">
          <text:p/>
        </draw:line>
        <draw:line draw:style-name="gr13" draw:text-style-name="P2" draw:layer="layout" svg:x1="17.6cm" svg:y1="5.2cm" svg:x2="18.138cm" svg:y2="11.136cm">
          <text:p/>
        </draw:line>
        <draw:line draw:style-name="gr13" draw:text-style-name="P2" draw:layer="layout" svg:x1="23cm" svg:y1="5.2cm" svg:x2="23.538cm" svg:y2="11.136cm">
          <text:p/>
        </draw:line>
        <draw:custom-shape draw:style-name="gr18" draw:text-style-name="P3" draw:layer="layout" svg:width="5.8cm" svg:height="0.4cm" svg:x="4.6cm" svg:y="3.875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9.7cm" svg:y1="4.875cm" svg:x2="11cm" svg:y2="3.075cm">
          <text:p/>
        </draw:line>
        <draw:frame draw:style-name="gr6" draw:text-style-name="P4" draw:layer="layout" svg:width="5.074cm" svg:height="0.962cm" svg:x="12.226cm" svg:y="1.675cm">
          <draw:text-box>
            <text:p>Ligation junction</text:p>
          </draw:text-box>
        </draw:frame>
        <draw:custom-shape draw:style-name="gr19" draw:text-style-name="P3" draw:layer="layout" svg:width="10.7cm" svg:height="0.4cm" svg:x="12.5cm" svg:y="3.8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2cm" svg:height="0.4cm" svg:x="10.3cm" svg:y="3.875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2cm" svg:y1="4.875cm" svg:x2="13.3cm" svg:y2="3.075cm">
          <text:p/>
        </draw:line>
        <draw:frame draw:style-name="gr15" draw:text-style-name="P7" draw:layer="layout" svg:width="12.36cm" svg:height="1.277cm" svg:x="-0.004cm" svg:y="0.015cm">
          <draw:text-box>
            <text:p><text:span text:style-name="T1">Chimeric </text:span><text:span text:style-name="T1">Paired 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custom-shape draw:style-name="gr20" draw:text-style-name="P3" draw:layer="layout" svg:width="5.363cm" svg:height="0.279cm" svg:x="8.284cm" svg:y="2.5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8cm" svg:height="1.2cm" svg:x="3.8cm" svg:y="2.1cm">
          <draw:text-box>
            <text:p>Hi-C Molecule</text:p>
          </draw:text-box>
        </draw:frame>
        <draw:frame draw:style-name="gr21" draw:text-style-name="P4" draw:layer="layout" svg:width="3.757cm" svg:height="1.673cm" svg:x="15.885cm" svg:y="0.9cm">
          <draw:text-box>
            <text:p>Ligation junction</text:p>
          </draw:text-box>
        </draw:frame>
        <draw:frame draw:style-name="gr21" draw:text-style-name="P4" draw:layer="layout" svg:width="3.702cm" svg:height="2.384cm" svg:x="4.2cm" svg:y="5.921cm">
          <draw:text-box>
            <text:p>Position of Mapped Reads</text:p>
          </draw:text-box>
        </draw:frame>
        <draw:custom-shape draw:style-name="gr22" draw:text-style-name="P3" draw:layer="layout" svg:width="4.738cm" svg:height="0.279cm" svg:x="7.914cm" svg:y="7.01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4.368cm" svg:height="0.279cm" svg:x="18.132cm" svg:y="7.011cm">
          <text:p/>
          <draw:enhanced-geometry svg:viewBox="0 0 21600 21600" draw:type="rectangle" draw:enhanced-path="M 0 0 L 21600 0 21600 21600 0 21600 0 0 Z N"/>
        </draw:custom-shape>
        <draw:frame draw:style-name="gr24" draw:text-style-name="P4" draw:layer="layout" svg:width="2.754cm" svg:height="0.962cm" svg:x="9.435cm" svg:y="7.656cm">
          <draw:text-box>
            <text:p>Locus A</text:p>
          </draw:text-box>
        </draw:frame>
        <draw:frame draw:style-name="gr25" draw:text-style-name="P4" draw:layer="layout" svg:width="2.792cm" svg:height="0.962cm" svg:x="18.428cm" svg:y="7.43cm">
          <draw:text-box>
            <text:p>Locus B</text:p>
          </draw:text-box>
        </draw:frame>
        <draw:line draw:style-name="gr11" draw:text-style-name="P2" draw:layer="layout" svg:x1="11.394cm" svg:y1="3.356cm" svg:x2="13.171cm" svg:y2="3.356cm">
          <text:p/>
        </draw:line>
        <draw:line draw:style-name="gr11" draw:text-style-name="P2" draw:layer="layout" svg:x1="13.244cm" svg:y1="6.689cm" svg:x2="15.196cm" svg:y2="6.689cm">
          <text:p/>
        </draw:line>
        <draw:line draw:style-name="gr12" draw:text-style-name="P2" draw:layer="layout" svg:x1="21.982cm" svg:y1="3.356cm" svg:x2="17.984cm" svg:y2="3.356cm">
          <text:p/>
        </draw:line>
        <draw:line draw:style-name="gr12" draw:text-style-name="P2" draw:layer="layout" svg:x1="22.353cm" svg:y1="6.733cm" svg:x2="18.355cm" svg:y2="6.733cm">
          <text:p/>
        </draw:line>
        <draw:line draw:style-name="gr16" draw:text-style-name="P2" draw:layer="layout" svg:x1="9.468cm" svg:y1="3.356cm" svg:x2="11.393cm" svg:y2="3.356cm">
          <text:p/>
        </draw:line>
        <draw:line draw:style-name="gr17" draw:text-style-name="P2" draw:layer="layout" svg:x1="10.283cm" svg:y1="6.664cm" svg:x2="12.579cm" svg:y2="6.664cm">
          <text:p/>
        </draw:line>
        <draw:line draw:style-name="gr13" draw:text-style-name="P2" draw:layer="layout" svg:x1="9.468cm" svg:y1="3.356cm" svg:x2="10.283cm" svg:y2="6.664cm">
          <text:p/>
        </draw:line>
        <draw:line draw:style-name="gr13" draw:text-style-name="P2" draw:layer="layout" svg:x1="11.394cm" svg:y1="3.356cm" svg:x2="12.578cm" svg:y2="6.664cm">
          <text:p/>
        </draw:line>
        <draw:line draw:style-name="gr13" draw:text-style-name="P2" draw:layer="layout" svg:x1="11.394cm" svg:y1="3.356cm" svg:x2="13.143cm" svg:y2="6.6cm">
          <text:p/>
        </draw:line>
        <draw:line draw:style-name="gr13" draw:text-style-name="P2" draw:layer="layout" svg:x1="13.143cm" svg:y1="3.423cm" svg:x2="15.197cm" svg:y2="6.689cm">
          <text:p/>
        </draw:line>
        <draw:line draw:style-name="gr13" draw:text-style-name="P2" draw:layer="layout" svg:x1="17.984cm" svg:y1="3.356cm" svg:x2="18.382cm" svg:y2="6.6cm">
          <text:p/>
        </draw:line>
        <draw:line draw:style-name="gr13" draw:text-style-name="P2" draw:layer="layout" svg:x1="21.982cm" svg:y1="3.356cm" svg:x2="22.353cm" svg:y2="6.733cm">
          <text:p/>
        </draw:line>
        <draw:custom-shape draw:style-name="gr26" draw:text-style-name="P3" draw:layer="layout" svg:width="4.37cm" svg:height="0.279cm" svg:x="13.244cm" svg:y="7.011cm">
          <text:p/>
          <draw:enhanced-geometry svg:viewBox="0 0 21600 21600" draw:type="rectangle" draw:enhanced-path="M 0 0 L 21600 0 21600 21600 0 21600 0 0 Z N"/>
        </draw:custom-shape>
        <draw:frame draw:style-name="gr27" draw:text-style-name="P4" draw:layer="layout" svg:width="2.826cm" svg:height="0.962cm" svg:x="14.478cm" svg:y="7.556cm">
          <draw:text-box>
            <text:p>Locus C</text:p>
          </draw:text-box>
        </draw:frame>
        <draw:custom-shape draw:style-name="gr28" draw:text-style-name="P8" draw:layer="layout" svg:width="0.518cm" svg:height="0.487cm" svg:x="11.098cm" svg:y="2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4" draw:layer="layout" svg:width="3.529cm" svg:height="0.962cm" svg:x="9.394cm" svg:y="1.444cm">
          <draw:text-box>
            <text:p>Breakpoint</text:p>
          </draw:text-box>
        </draw:frame>
        <draw:custom-shape draw:style-name="gr30" draw:text-style-name="P8" draw:layer="layout" svg:width="0.592cm" svg:height="0.558cm" svg:x="12.356cm" svg:y="6.872cm">
          <text:p/>
          <draw:enhanced-geometry draw:glue-point-type="segments" draw:type="mso-spt100" draw:modifiers="-90 89.704494301801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1" draw:text-style-name="P8" draw:layer="layout" svg:width="0.592cm" svg:height="0.557cm" svg:x="12.949cm" svg:y="6.873cm">
          <text:p/>
          <draw:enhanced-geometry draw:mirror-horizontal="true" draw:glue-point-type="segments" draw:type="mso-spt100" draw:modifiers="-90 89.704494301801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5" draw:text-style-name="P5" draw:layer="layout" svg:x1="13.189cm" svg:y1="3.274cm" svg:x2="14.181cm" svg:y2="1.826cm">
          <text:p/>
        </draw:line>
        <draw:custom-shape draw:style-name="gr32" draw:text-style-name="P6" draw:layer="layout" svg:width="1.679cm" svg:height="0.291cm" svg:x="13.626cm" svg:y="2.5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6.89cm" svg:height="0.279cm" svg:x="15.305cm" svg:y="2.52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4.945cm" svg:y1="3.274cm" svg:x2="15.937cm" svg:y2="1.826cm">
          <text:p/>
        </draw:line>
        <draw:line draw:style-name="gr34" draw:text-style-name="P2" draw:layer="layout" svg:x1="0cm" svg:y1="9.2cm" svg:x2="28cm" svg:y2="9.2cm">
          <text:p/>
        </draw:line>
        <draw:custom-shape draw:style-name="gr20" draw:text-style-name="P3" draw:layer="layout" svg:width="5.363cm" svg:height="0.279cm" svg:x="8.485cm" svg:y="10.09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8cm" svg:height="1.2cm" svg:x="4.001cm" svg:y="9.675cm">
          <draw:text-box>
            <text:p>Hi-C Molecule</text:p>
          </draw:text-box>
        </draw:frame>
        <draw:line draw:style-name="gr11" draw:text-style-name="P2" draw:layer="layout" svg:x1="9.4cm" svg:y1="10.9cm" svg:x2="13.372cm" svg:y2="10.931cm">
          <text:p/>
        </draw:line>
        <draw:line draw:style-name="gr12" draw:text-style-name="P2" draw:layer="layout" svg:x1="22.183cm" svg:y1="10.931cm" svg:x2="18.185cm" svg:y2="10.931cm">
          <text:p/>
        </draw:line>
        <draw:line draw:style-name="gr5" draw:text-style-name="P5" draw:layer="layout" svg:x1="13.39cm" svg:y1="10.849cm" svg:x2="14.382cm" svg:y2="9.401cm">
          <text:p/>
        </draw:line>
        <draw:custom-shape draw:style-name="gr32" draw:text-style-name="P6" draw:layer="layout" svg:width="1.679cm" svg:height="0.291cm" svg:x="13.827cm" svg:y="10.09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6.89cm" svg:height="0.279cm" svg:x="15.506cm" svg:y="10.095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5.146cm" svg:y1="10.849cm" svg:x2="16.138cm" svg:y2="9.401cm">
          <text:p/>
        </draw:line>
        <draw:frame draw:style-name="gr35" draw:text-style-name="P9" draw:layer="layout" svg:width="5cm" svg:height="1.673cm" svg:x="1.801cm" svg:y="12.952cm">
          <draw:text-box>
            <text:p>Position of Mapped Reads</text:p>
          </draw:text-box>
        </draw:frame>
        <draw:frame draw:style-name="gr36" draw:text-style-name="P9" draw:layer="layout" svg:width="2.754cm" svg:height="0.962cm" svg:x="11.601cm" svg:y="14.763cm">
          <draw:text-box>
            <text:p>Locus A</text:p>
          </draw:text-box>
        </draw:frame>
        <draw:frame draw:style-name="gr37" draw:text-style-name="P9" draw:layer="layout" svg:width="2.792cm" svg:height="0.962cm" svg:x="18.901cm" svg:y="13.725cm">
          <draw:text-box>
            <text:p>Locus B</text:p>
          </draw:text-box>
        </draw:frame>
        <draw:custom-shape draw:style-name="gr20" draw:text-style-name="P3" draw:layer="layout" svg:width="5.363cm" svg:height="0.279cm" svg:x="10.085cm" svg:y="14.49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5.363cm" svg:height="0.279cm" svg:x="16.585cm" svg:y="13.295cm">
          <text:p/>
          <draw:enhanced-geometry svg:viewBox="0 0 21600 21600" draw:type="rectangle" draw:enhanced-path="M 0 0 L 21600 0 21600 21600 0 21600 0 0 Z N"/>
        </draw:custom-shape>
        <draw:frame draw:style-name="gr36" draw:text-style-name="P9" draw:layer="layout" svg:width="2.792cm" svg:height="0.962cm" svg:x="7.501cm" svg:y="13.362cm">
          <draw:text-box>
            <text:p>Locus X</text:p>
          </draw:text-box>
        </draw:frame>
        <draw:custom-shape draw:style-name="gr20" draw:text-style-name="P3" draw:layer="layout" svg:width="5.363cm" svg:height="0.279cm" svg:x="6.985cm" svg:y="13.094cm">
          <text:p/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9.4cm" svg:y1="10.931cm" svg:x2="7.6cm" svg:y2="12.813cm">
          <text:p/>
        </draw:line>
        <draw:line draw:style-name="gr11" draw:text-style-name="P2" draw:layer="layout" svg:x1="7.6cm" svg:y1="12.813cm" svg:x2="11.572cm" svg:y2="12.844cm">
          <text:p/>
        </draw:line>
        <draw:line draw:style-name="gr11" draw:text-style-name="P2" draw:layer="layout" svg:x1="10.9cm" svg:y1="14.213cm" svg:x2="14.872cm" svg:y2="14.244cm">
          <text:p/>
        </draw:line>
        <draw:line draw:style-name="gr12" draw:text-style-name="P2" draw:layer="layout" svg:x1="21.583cm" svg:y1="12.931cm" svg:x2="17.585cm" svg:y2="12.931cm">
          <text:p/>
        </draw:line>
        <draw:line draw:style-name="gr13" draw:text-style-name="P2" draw:layer="layout" svg:x1="13.372cm" svg:y1="10.931cm" svg:x2="11.501cm" svg:y2="12.813cm">
          <text:p/>
        </draw:line>
        <draw:line draw:style-name="gr13" draw:text-style-name="P2" draw:layer="layout" svg:x1="9.4cm" svg:y1="10.931cm" svg:x2="10.8cm" svg:y2="14.2cm">
          <text:p/>
        </draw:line>
        <draw:line draw:style-name="gr13" draw:text-style-name="P2" draw:layer="layout" svg:x1="13.372cm" svg:y1="10.931cm" svg:x2="14.872cm" svg:y2="14.213cm">
          <text:p/>
        </draw:line>
        <draw:line draw:style-name="gr13" draw:text-style-name="P2" draw:layer="layout" svg:x1="18.185cm" svg:y1="10.931cm" svg:x2="17.585cm" svg:y2="12.931cm">
          <text:p/>
        </draw:line>
        <draw:line draw:style-name="gr13" draw:text-style-name="P2" draw:layer="layout" svg:x1="22.183cm" svg:y1="10.931cm" svg:x2="21.585cm" svg:y2="12.931cm">
          <text:p/>
        </draw:line>
        <draw:frame presentation:style-name="pr3" draw:text-style-name="P10" draw:layer="layout" svg:width="20.2cm" svg:height="4.414cm" svg:x="-1cm" svg:y="0.086cm" presentation:class="outline" presentation:user-transformed="true">
          <draw:text-box>
            <text:list text:style-name="L2">
              <text:list-header>
                <text:p text:style-name="P10"><text:span text:style-name="T1">Chimeric Ambiguous Paired :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text-style-name="P10" draw:layer="layout" svg:width="20.2cm" svg:height="4.414cm" svg:x="-1cm" svg:y="0.1cm" presentation:class="outline" presentation:user-transformed="true">
          <draw:text-box>
            <text:list text:style-name="L2">
              <text:list-header>
                <text:p text:style-name="P10"><text:span text:style-name="T1">Intra-fragment :</text:span></text:p>
              </text:list-header>
            </text:list>
          </draw:text-box>
        </draw:frame>
        <draw:custom-shape draw:style-name="gr3" draw:text-style-name="P3" draw:layer="layout" svg:width="8.7cm" svg:height="0.4cm" svg:x="5.401cm" svg:y="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8cm" svg:height="1.2cm" svg:x="0.901cm" svg:y="3.6cm">
          <draw:text-box>
            <text:p>Hi-C Molecule</text:p>
          </draw:text-box>
        </draw:frame>
        <draw:line draw:style-name="gr5" draw:text-style-name="P5" draw:layer="layout" svg:x1="13.501cm" svg:y1="5cm" svg:x2="14.801cm" svg:y2="3.2cm">
          <text:p/>
        </draw:line>
        <draw:frame draw:style-name="gr6" draw:text-style-name="P4" draw:layer="layout" svg:width="5.074cm" svg:height="0.962cm" svg:x="13.127cm" svg:y="2.2cm">
          <draw:text-box>
            <text:p>Ligation junction</text:p>
          </draw:text-box>
        </draw:frame>
        <draw:frame draw:style-name="gr7" draw:text-style-name="P4" draw:layer="layout" svg:width="5cm" svg:height="1.673cm" svg:x="1.101cm" svg:y="11.327cm">
          <draw:text-box>
            <text:p>Position of Mapped Reads</text:p>
          </draw:text-box>
        </draw:frame>
        <draw:custom-shape draw:style-name="gr8" draw:text-style-name="P3" draw:layer="layout" svg:width="9.4cm" svg:height="0.4cm" svg:x="4.901cm" svg:y="11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9.4cm" svg:height="0.4cm" svg:x="15.201cm" svg:y="11.6cm">
          <text:p/>
          <draw:enhanced-geometry svg:viewBox="0 0 21600 21600" draw:type="rectangle" draw:enhanced-path="M 0 0 L 21600 0 21600 21600 0 21600 0 0 Z N"/>
        </draw:custom-shape>
        <draw:frame draw:style-name="gr38" draw:text-style-name="P11" draw:layer="layout" svg:width="2.754cm" svg:height="0.962cm" svg:x="7.901cm" svg:y="12.238cm">
          <draw:text-box>
            <text:p>Locus A</text:p>
          </draw:text-box>
        </draw:frame>
        <draw:frame draw:style-name="gr10" draw:text-style-name="P4" draw:layer="layout" svg:width="2.792cm" svg:height="0.962cm" svg:x="19.101cm" svg:y="12.2cm">
          <draw:text-box>
            <text:p>Locus A</text:p>
          </draw:text-box>
        </draw:frame>
        <draw:line draw:style-name="gr11" draw:text-style-name="P2" draw:layer="layout" svg:x1="7.101cm" svg:y1="5.2cm" svg:x2="12.501cm" svg:y2="5.2cm">
          <text:p/>
        </draw:line>
        <draw:line draw:style-name="gr11" draw:text-style-name="P2" draw:layer="layout" svg:x1="6.101cm" svg:y1="11.1cm" svg:x2="11.501cm" svg:y2="11.1cm">
          <text:p/>
        </draw:line>
        <draw:line draw:style-name="gr12" draw:text-style-name="P2" draw:layer="layout" svg:x1="23.401cm" svg:y1="5.2cm" svg:x2="18.001cm" svg:y2="5.2cm">
          <text:p/>
        </draw:line>
        <draw:line draw:style-name="gr12" draw:text-style-name="P2" draw:layer="layout" svg:x1="24.002cm" svg:y1="11.2cm" svg:x2="18.602cm" svg:y2="11.2cm">
          <text:p/>
        </draw:line>
        <draw:line draw:style-name="gr13" draw:text-style-name="P2" draw:layer="layout" svg:x1="7.101cm" svg:y1="5.2cm" svg:x2="6.101cm" svg:y2="11.1cm">
          <text:p/>
        </draw:line>
        <draw:line draw:style-name="gr13" draw:text-style-name="P2" draw:layer="layout" svg:x1="12.401cm" svg:y1="5.2cm" svg:x2="11.501cm" svg:y2="11.1cm">
          <text:p/>
        </draw:line>
        <draw:line draw:style-name="gr13" draw:text-style-name="P2" draw:layer="layout" svg:x1="18.101cm" svg:y1="5.2cm" svg:x2="18.602cm" svg:y2="11.2cm">
          <text:p/>
        </draw:line>
        <draw:line draw:style-name="gr13" draw:text-style-name="P2" draw:layer="layout" svg:x1="23.601cm" svg:y1="5.2cm" svg:x2="24.002cm" svg:y2="11.2cm">
          <text:p/>
        </draw:line>
        <draw:custom-shape draw:style-name="gr3" draw:text-style-name="P3" draw:layer="layout" svg:width="8.7cm" svg:height="0.4cm" svg:x="16.301cm" svg:y="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2cm" svg:height="0.4cm" svg:x="14.101cm" svg:y="4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5.701cm" svg:y1="5cm" svg:x2="17.001cm" svg:y2="3.2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39" draw:text-style-name="P2" draw:layer="layout" svg:width="25.675cm" svg:height="15.75cm" svg:x="1.324cm" svg:y="0.1cm">
          <draw:image xlink:href="Pictures/1000020100000780000004703BC6E439538DBB8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5T09:30:15.074068041</meta:creation-date>
    <dc:date>2019-10-15T17:26:53.388597289</dc:date>
    <meta:editing-duration>PT8M2S</meta:editing-duration>
    <meta:editing-cycles>4</meta:editing-cycles>
    <meta:generator>LibreOffice/6.0.7.3$Linux_X86_64 LibreOffice_project/00m0$Build-3</meta:generator>
    <meta:document-statistic meta:object-count="161"/>
  </office:meta>
</office:document-meta>
</file>